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Verdana" svg:font-family="Verdana"/>
    <style:font-face style:name="Lucida Sans Unicode" svg:font-family="'Lucida Sans Unicode'" style:font-pitch="variable"/>
    <style:font-face style:name="Tahoma" svg:font-family="Tahoma" style:font-pitch="variable"/>
  </office:font-face-decls>
  <office:automatic-styles>
    <style:style style:name="P1" style:family="paragraph" style:parent-style-name="Header">
      <style:paragraph-properties fo:margin-left="-2.011cm" fo:margin-right="-1.984cm" fo:margin-top="0cm" fo:margin-bottom="0cm" fo:text-align="justify" style:justify-single-word="false" fo:text-indent="0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fo:color="#9999cc" fo:font-size="18pt" fo:font-weight="bold" style:font-size-asian="18pt" style:font-weight-asian="bold" style:font-size-complex="18pt" style:font-weight-complex="bold"/>
    </style:style>
    <style:style style:name="P2" style:family="paragraph" style:parent-style-name="Header">
      <style:paragraph-properties fo:margin-left="-0.026cm" fo:margin-right="-1.984cm" fo:margin-top="0cm" fo:margin-bottom="0cm" fo:text-align="justify" style:justify-single-word="false" fo:text-indent="-1.958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fo:color="#9999cc" fo:font-size="32pt" fo:font-weight="bold" style:font-size-asian="32pt" style:font-weight-asian="bold" style:font-size-complex="32pt" style:font-weight-complex="bold"/>
    </style:style>
    <style:style style:name="P3" style:family="paragraph" style:parent-style-name="Header">
      <style:paragraph-properties fo:margin-left="-0.026cm" fo:margin-right="-1.984cm" fo:margin-top="0cm" fo:margin-bottom="0cm" fo:text-align="justify" style:justify-single-word="false" fo:text-indent="-1.958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fo:color="#280099" fo:font-size="12pt" fo:font-weight="bold" fo:background-color="transparent" style:font-size-asian="12pt" style:font-weight-asian="bold" style:font-size-complex="12pt" style:font-weight-complex="bold" style:text-scale="105%"/>
    </style:style>
    <style:style style:name="P4" style:family="paragraph" style:parent-style-name="Header">
      <style:paragraph-properties fo:margin-left="-0.026cm" fo:margin-right="-1.984cm" fo:margin-top="0cm" fo:margin-bottom="0cm" fo:text-align="justify" style:justify-single-word="false" fo:text-indent="-1.958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style:use-window-font-color="true" fo:font-size="12pt" fo:font-weight="bold" fo:background-color="transparent" style:font-size-asian="12pt" style:font-weight-asian="bold" style:font-size-complex="12pt" style:font-weight-complex="bold" style:text-scale="105%"/>
    </style:style>
    <style:style style:name="P5" style:family="paragraph" style:parent-style-name="Footer">
      <style:paragraph-properties fo:text-align="center" style:justify-single-word="false" fo:background-color="transparent" fo:padding="0cm" fo:border-left="none" fo:border-right="none" fo:border-top="0.088cm solid #000080" fo:border-bottom="none" style:shadow="none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Text_20_body">
      <style:paragraph-properties fo:hyphenation-ladder-count="3" fo:padding="0cm" fo:border="none" style:shadow="none"/>
      <style:text-properties fo:color="#000080" fo:hyphenate="true" fo:hyphenation-remain-char-count="2" fo:hyphenation-push-char-count="2"/>
    </style:style>
    <style:style style:name="P7" style:family="paragraph" style:parent-style-name="Standard">
      <style:paragraph-properties fo:hyphenation-ladder-count="3" fo:padding="0cm" fo:border="none" style:shadow="none"/>
      <style:text-properties fo:color="#000080" fo:font-weight="normal" style:font-weight-asian="normal" style:font-weight-complex="normal" fo:hyphenate="true" fo:hyphenation-remain-char-count="2" fo:hyphenation-push-char-count="2"/>
    </style:style>
    <style:style style:name="P8" style:family="paragraph" style:parent-style-name="Standard">
      <style:paragraph-properties fo:hyphenation-ladder-count="3" fo:padding="0cm" fo:border="none" style:shadow="none"/>
      <style:text-properties fo:hyphenate="true" fo:hyphenation-remain-char-count="2" fo:hyphenation-push-char-count="2"/>
    </style:style>
    <style:style style:name="P9" style:family="paragraph" style:parent-style-name="Text_20_body">
      <style:paragraph-properties fo:margin-top="0cm" fo:margin-bottom="0cm" fo:hyphenation-ladder-count="3" fo:padding="0cm" fo:border="none" style:shadow="none"/>
      <style:text-properties fo:color="#000080" fo:hyphenate="true" fo:hyphenation-remain-char-count="2" fo:hyphenation-push-char-count="2"/>
    </style:style>
    <style:style style:name="P10" style:family="paragraph" style:parent-style-name="Text_20_body">
      <style:paragraph-properties fo:margin-top="0cm" fo:margin-bottom="0cm" fo:hyphenation-ladder-count="3" fo:padding="0cm" fo:border="none" style:shadow="none"/>
      <style:text-properties fo:color="#000080" fo:font-weight="normal" style:font-weight-asian="normal" style:font-weight-complex="normal" fo:hyphenate="true" fo:hyphenation-remain-char-count="2" fo:hyphenation-push-char-count="2"/>
    </style:style>
    <style:style style:name="P11" style:family="paragraph" style:parent-style-name="Text_20_body">
      <style:paragraph-properties fo:margin-top="0cm" fo:margin-bottom="0cm" fo:hyphenation-ladder-count="3" fo:padding="0cm" fo:border="none" style:shadow="none">
        <style:tab-stops>
          <style:tab-stop style:position="1.931cm"/>
          <style:tab-stop style:position="2.54cm"/>
        </style:tab-stops>
      </style:paragraph-properties>
      <style:text-properties fo:color="#000080" fo:font-weight="normal" style:font-weight-asian="normal" style:font-weight-complex="normal" fo:hyphenate="true" fo:hyphenation-remain-char-count="2" fo:hyphenation-push-char-count="2"/>
    </style:style>
    <style:style style:name="P12" style:family="paragraph" style:parent-style-name="Text_20_body">
      <style:paragraph-properties fo:margin-top="0cm" fo:margin-bottom="0cm" fo:hyphenation-ladder-count="3" fo:padding="0cm" fo:border="none" style:shadow="none">
        <style:tab-stops>
          <style:tab-stop style:position="1.931cm"/>
          <style:tab-stop style:position="2.54cm"/>
        </style:tab-stops>
      </style:paragraph-properties>
      <style:text-properties fo:color="#000080" fo:hyphenate="true" fo:hyphenation-remain-char-count="2" fo:hyphenation-push-char-count="2"/>
    </style:style>
    <style:style style:name="P13" style:family="paragraph" style:parent-style-name="Text_20_body">
      <style:paragraph-properties fo:margin-top="0cm" fo:margin-bottom="0cm" fo:hyphenation-ladder-count="3" fo:padding="0cm" fo:border="none" style:shadow="none"/>
      <style:text-properties style:use-window-font-color="true" fo:hyphenate="true" fo:hyphenation-remain-char-count="2" fo:hyphenation-push-char-count="2"/>
    </style:style>
    <style:style style:name="P14" style:family="paragraph" style:parent-style-name="Text_20_body" style:master-page-name="">
      <style:paragraph-properties fo:margin-top="0cm" fo:margin-bottom="0cm" fo:hyphenation-ladder-count="3" style:page-number="auto" fo:padding="0cm" fo:border="none" style:shadow="none"/>
      <style:text-properties fo:color="#000080" fo:font-weight="normal" style:font-weight-asian="normal" style:font-weight-complex="normal" fo:hyphenate="true" fo:hyphenation-remain-char-count="2" fo:hyphenation-push-char-count="2"/>
    </style:style>
    <style:style style:name="P15" style:family="paragraph" style:parent-style-name="Text_20_body">
      <style:paragraph-properties fo:margin-top="0cm" fo:margin-bottom="0cm"/>
    </style:style>
    <style:style style:name="P16" style:family="paragraph" style:parent-style-name="Text_20_body">
      <style:paragraph-properties fo:margin-top="0cm" fo:margin-bottom="0.199cm" fo:hyphenation-ladder-count="3" fo:padding="0cm" fo:border="none" style:shadow="none"/>
      <style:text-properties fo:color="#000080" fo:hyphenate="true" fo:hyphenation-remain-char-count="2" fo:hyphenation-push-char-count="2"/>
    </style:style>
    <style:style style:name="P17" style:family="paragraph" style:parent-style-name="Text_20_body">
      <style:paragraph-properties fo:margin-top="0cm" fo:margin-bottom="0.199cm" fo:hyphenation-ladder-count="3" fo:padding="0cm" fo:border="none" style:shadow="none"/>
      <style:text-properties fo:color="#000080" fo:font-weight="normal" style:font-weight-asian="normal" style:font-weight-complex="normal" fo:hyphenate="true" fo:hyphenation-remain-char-count="2" fo:hyphenation-push-char-count="2"/>
    </style:style>
    <style:style style:name="P18" style:family="paragraph" style:parent-style-name="Text_20_body">
      <style:paragraph-properties fo:margin-top="0cm" fo:margin-bottom="0.199cm" fo:hyphenation-ladder-count="3" fo:padding="0cm" fo:border="none" style:shadow="none"/>
      <style:text-properties style:use-window-font-color="true" fo:font-weight="normal" style:font-weight-asian="normal" style:font-weight-complex="normal" fo:hyphenate="true" fo:hyphenation-remain-char-count="2" fo:hyphenation-push-char-count="2"/>
    </style:style>
    <style:style style:name="P19" style:family="paragraph" style:parent-style-name="Standard">
      <style:paragraph-properties fo:margin-top="0cm" fo:margin-bottom="0.199cm" fo:hyphenation-ladder-count="3" fo:padding="0cm" fo:border="none" style:shadow="none"/>
      <style:text-properties fo:color="#000080" fo:font-weight="normal" style:font-weight-asian="normal" style:font-weight-complex="normal" fo:hyphenate="true" fo:hyphenation-remain-char-count="2" fo:hyphenation-push-char-count="2"/>
    </style:style>
    <style:style style:name="P20" style:family="paragraph" style:parent-style-name="Text_20_body">
      <style:text-properties style:use-window-font-color="true" fo:font-weight="normal" style:font-weight-asian="normal" style:font-weight-complex="normal"/>
    </style:style>
    <style:style style:name="P21" style:family="paragraph" style:parent-style-name="Text_20_body">
      <style:paragraph-properties fo:margin-top="0cm" fo:margin-bottom="0.199cm" fo:hyphenation-ladder-count="3" fo:padding="0cm" fo:border="none" style:shadow="none"/>
      <style:text-properties style:use-window-font-color="true" fo:font-weight="normal" style:font-weight-asian="normal" style:font-weight-complex="normal" fo:hyphenate="true" fo:hyphenation-remain-char-count="2" fo:hyphenation-push-char-count="2"/>
    </style:style>
    <style:style style:name="P22" style:family="paragraph" style:parent-style-name="Text_20_body">
      <style:paragraph-properties fo:margin-top="0cm" fo:margin-bottom="0cm" fo:hyphenation-ladder-count="3" fo:padding="0cm" fo:border="none" style:shadow="none"/>
      <style:text-properties style:use-window-font-color="true" fo:hyphenate="true" fo:hyphenation-remain-char-count="2" fo:hyphenation-push-char-count="2"/>
    </style:style>
    <style:style style:name="P23" style:family="paragraph" style:parent-style-name="Heading_20_1">
      <style:paragraph-properties fo:hyphenation-ladder-count="3"/>
      <style:text-properties fo:hyphenate="true" fo:hyphenation-remain-char-count="2" fo:hyphenation-push-char-count="2"/>
    </style:style>
    <style:style style:name="P24" style:family="paragraph" style:parent-style-name="Heading_20_1" style:master-page-name="">
      <style:paragraph-properties fo:hyphenation-ladder-count="3" style:page-number="auto"/>
      <style:text-properties fo:hyphenate="true" fo:hyphenation-remain-char-count="2" fo:hyphenation-push-char-count="2"/>
    </style:style>
    <style:style style:name="P25" style:family="paragraph" style:parent-style-name="Heading_20_3">
      <style:paragraph-properties fo:margin-top="0cm" fo:margin-bottom="0.199cm" fo:hyphenation-ladder-count="3" fo:padding="0cm" fo:border="none" style:shadow="none"/>
      <style:text-properties fo:color="#000080" fo:font-size="9pt" fo:font-weight="normal" style:font-size-asian="9pt" style:font-weight-asian="normal" style:font-size-complex="9pt" style:font-weight-complex="normal" fo:hyphenate="true" fo:hyphenation-remain-char-count="2" fo:hyphenation-push-char-count="2"/>
    </style:style>
    <style:style style:name="T1" style:family="text">
      <style:text-properties fo:color="#280099"/>
    </style:style>
    <style:style style:name="T2" style:family="text">
      <style:text-properties fo:color="#280099" fo:background-color="transparent"/>
    </style:style>
    <style:style style:name="T3" style:family="text">
      <style:text-properties fo:color="#000080"/>
    </style:style>
    <style:style style:name="T4" style:family="text">
      <style:text-properties fo:color="#000080" fo:font-weight="normal" style:font-weight-asian="normal" style:font-weight-complex="normal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h text:style-name="P24" text:outline-level="1">05.02.2006 [S1]</text:h>
        <text:p text:style-name="P6">Teilnehmer: Markus, Reinhard, Sascha, Andy, Jo, Alex</text:p>
        <text:p text:style-name="P6">Erfahrungspunkte: je +2</text:p>
        <text:p text:style-name="P9">Markus<text:tab/><text:tab/>2</text:p>
        <text:p text:style-name="P9">Reinhard<text:tab/>2</text:p>
        <text:p text:style-name="P9">Sascha<text:tab/><text:tab/>2</text:p>
        <text:p text:style-name="P9">Andy<text:tab/><text:tab/>2</text:p>
        <text:p text:style-name="P9">Jo<text:tab/><text:tab/>2</text:p>
        <text:p text:style-name="P9">Oli<text:tab/><text:tab/>0</text:p>
        <text:p text:style-name="P16">Alex<text:tab/><text:tab/>2</text:p>
        <text:h text:style-name="P23" text:outline-level="1">26.2.2006 [S2]</text:h>
        <text:p text:style-name="P6">Teilnehmer: Markus, Reinhard, Sascha, Andy</text:p>
        <text:p text:style-name="P6">Erfahrungspunkte: je +3</text:p>
        <text:p text:style-name="P9">Markus<text:tab/><text:tab/>5</text:p>
        <text:p text:style-name="P9">Reinhard<text:tab/>5</text:p>
        <text:p text:style-name="P9">Sascha<text:tab/><text:tab/>5</text:p>
        <text:p text:style-name="P9">Andy<text:tab/><text:tab/>5</text:p>
        <text:p text:style-name="P9">Jo<text:tab/><text:tab/>2</text:p>
        <text:p text:style-name="P9">Oli<text:tab/><text:tab/>0</text:p>
        <text:p text:style-name="P16">Alex<text:tab/><text:tab/>2</text:p>
        <text:h text:style-name="P23" text:outline-level="1">19.3.2006 [S3]</text:h>
        <text:p text:style-name="P6">Teilnehmer: Markus, Reinhard, Sascha, Andy, Oli, Jo</text:p>
        <text:p text:style-name="P6">Erfahrungspunkte: je +3</text:p>
        <text:p text:style-name="P9">Markus<text:tab/><text:tab/>8</text:p>
        <text:p text:style-name="P9">Reinhard<text:tab/>8</text:p>
        <text:p text:style-name="P9">Sascha<text:tab/><text:tab/>8</text:p>
        <text:p text:style-name="P9">Andy<text:tab/><text:tab/>8</text:p>
        <text:p text:style-name="P9">Jo<text:tab/><text:tab/>5</text:p>
        <text:p text:style-name="P9">Oli<text:tab/><text:tab/>3</text:p>
        <text:p text:style-name="P16">Alex<text:tab/><text:tab/>2</text:p>
        <text:h text:style-name="P23" text:outline-level="1">9.4.2006 [S4]</text:h>
        <text:p text:style-name="P6">Teilnehmer: Markus, Reinhard, Sascha, Andy</text:p>
        <text:p text:style-name="P6">Erfahrungspunkte: +2</text:p>
        <text:p text:style-name="P9">Markus<text:tab/><text:tab/>10</text:p>
        <text:p text:style-name="P9">Reinhard<text:tab/>10</text:p>
        <text:p text:style-name="P9">Sascha<text:tab/><text:tab/>10</text:p>
        <text:p text:style-name="P9">Andy<text:tab/><text:tab/>10</text:p>
        <text:p text:style-name="P9">Jo<text:tab/><text:tab/>5</text:p>
        <text:p text:style-name="P9">Oli<text:tab/><text:tab/>3</text:p>
        <text:p text:style-name="P16">Alex<text:tab/><text:tab/>2</text:p>
        <text:h text:style-name="P23" text:outline-level="1">1.5.2006 [S5]</text:h>
        <text:p text:style-name="P6">Teilnehmer: Markus, Reinhard, Sascha, Andy, JO</text:p>
        <text:p text:style-name="P6">Erfahrungspunkte: +3</text:p>
        <text:p text:style-name="P9">Markus<text:tab/><text:tab/>13</text:p>
        <text:p text:style-name="P9">Reinhard<text:tab/>13</text:p>
        <text:p text:style-name="P9">Sascha<text:tab/><text:tab/>13</text:p>
        <text:p text:style-name="P9">Andy<text:tab/><text:tab/>13</text:p>
        <text:p text:style-name="P9">Jo<text:tab/><text:tab/>8</text:p>
        <text:p text:style-name="P9">Oli<text:tab/><text:tab/>3</text:p>
        <text:p text:style-name="P16">Alex<text:tab/><text:tab/>2</text:p>
        <text:h text:style-name="Heading_20_1" text:outline-level="1">21.5.2006 [S6]</text:h>
        <text:p text:style-name="P6">Teilnehmer: Markus, Reinhard, Sascha, Andy, JO</text:p>
        <text:p text:style-name="P6">Erfahrungspunkte: +5</text:p>
        <text:p text:style-name="P9">Markus -1 EP wegen neuem Quirk</text:p>
        <text:p text:style-name="P9">Markus<text:tab/><text:tab/>17</text:p>
        <text:p text:style-name="P9">Reinhard<text:tab/>18</text:p>
        <text:p text:style-name="P9">Sascha<text:tab/><text:tab/>18</text:p>
        <text:p text:style-name="P9">Andy<text:tab/><text:tab/>18</text:p>
        <text:p text:style-name="P9">Jo<text:tab/><text:tab/>11</text:p>
        <text:p text:style-name="P9">Oli<text:tab/><text:tab/>3</text:p>
        <text:p text:style-name="P16">Alex<text:tab/><text:tab/>2</text:p>
        <text:h text:style-name="Heading_20_1" text:outline-level="1">18.6.2006 [S7]</text:h>
        <text:p text:style-name="P6">Teilnehmer: Markus, Reinhard, Sascha, Andy, JO, Oli</text:p>
        <text:p text:style-name="P6">Erfahrungspunkte: +2</text:p>
        <text:p text:style-name="P9">Markus<text:tab/><text:tab/>19</text:p>
        <text:p text:style-name="P9">Reinhard<text:tab/>20</text:p>
        <text:p text:style-name="P9">Sascha<text:tab/><text:tab/>20</text:p>
        <text:p text:style-name="P9">Andy<text:tab/><text:tab/>20</text:p>
        <text:p text:style-name="P9">Jo<text:tab/><text:tab/>12</text:p>
        <text:p text:style-name="P9">Oli<text:tab/><text:tab/>5</text:p>
        <text:p text:style-name="P16">Alex<text:tab/><text:tab/>2</text:p>
        <text:h text:style-name="Heading_20_1" text:outline-level="1">30.7.2006 [S8] </text:h>
        <text:p text:style-name="P7">Teilnehmer : Markus. Reinhard, Sascha, Andy</text:p>
        <text:p text:style-name="P7">Erfahrungspunkte: +2; Andy +5 wegen Wiki/Forum</text:p>
        <text:p text:style-name="P9">Markus<text:tab/><text:tab/>21 (6 Quirks)</text:p>
        <text:p text:style-name="P9">Reinhard<text:tab/>22</text:p>
        <text:p text:style-name="P9">Sascha<text:tab/><text:tab/>22</text:p>
        <text:p text:style-name="P9">Andy<text:tab/><text:tab/>27</text:p>
        <text:p text:style-name="P9">Jo<text:tab/><text:tab/>12</text:p>
        <text:p text:style-name="P9">Oli<text:tab/><text:tab/>5</text:p>
        <text:p text:style-name="P17">Alex<text:tab/><text:tab/>2</text:p>
        <text:p text:style-name="P17">Gruppe bekommt Belohnung: </text:p>
        <text:p text:style-name="P17">10.000 weil Frederic abgeliefert.</text:p>
        <text:p text:style-name="P9">Markus<text:tab/><text:tab/>2000</text:p>
        <text:p text:style-name="P9">Reinhard<text:tab/>2000</text:p>
        <text:p text:style-name="P9">Sascha<text:tab/><text:tab/>2000</text:p>
        <text:p text:style-name="P9">Andy<text:tab/><text:tab/>2000</text:p>
        <text:p text:style-name="P9">Jo<text:tab/><text:tab/>1250</text:p>
        <text:p text:style-name="P9">Oli<text:tab/><text:tab/>750</text:p>
        <text:p text:style-name="P17">Alex<text:tab/><text:tab/></text:p>
        <text:h text:style-name="Heading_20_1" text:outline-level="1">15.8.2006 [S9] </text:h>
        <text:p text:style-name="P7">Teilnehmer : Markus. Reinhard, Sascha, Andy</text:p>
        <text:p text:style-name="P7">Erfahrungspunkte: +3</text:p>
        <text:p text:style-name="P9">Markus<text:tab/><text:tab/>24 (6 Quirks)</text:p>
        <text:p text:style-name="P9">Reinhard<text:tab/>25</text:p>
        <text:p text:style-name="P9">Sascha<text:tab/><text:tab/>25</text:p>
        <text:p text:style-name="P9">Andy<text:tab/><text:tab/>30</text:p>
        <text:p text:style-name="P9">Jo<text:tab/><text:tab/>12</text:p>
        <text:p text:style-name="P9">Oli<text:tab/><text:tab/>5</text:p>
        <text:p text:style-name="P17">Alex<text:tab/><text:tab/>2</text:p>
        <text:h text:style-name="Heading_20_1" text:outline-level="1">27.8.2006 [S10] </text:h>
        <text:p text:style-name="P7">Teilnehmer : Markus. Reinhard, Sascha, Jo</text:p>
        <text:p text:style-name="P7">Erfahrungspunkte: +2</text:p>
        <text:p text:style-name="P9">Markus<text:tab/><text:tab/>26 (6 Quirks)</text:p>
        <text:p text:style-name="P9">Reinhard<text:tab/>27</text:p>
        <text:p text:style-name="P9">Sascha<text:tab/><text:tab/>27</text:p>
        <text:p text:style-name="P9">Andy<text:tab/><text:tab/>30</text:p>
        <text:p text:style-name="P9">Jo<text:tab/><text:tab/>14</text:p>
        <text:p text:style-name="P9">Oli<text:tab/><text:tab/>5</text:p>
        <text:p text:style-name="P17">Alex<text:tab/><text:tab/>2</text:p>
        <text:h text:style-name="Heading_20_1" text:outline-level="1">17.9.2006 [S11] </text:h>
        <text:p text:style-name="P8"><text:span text:style-name="T4">Teilnehmer : </text:span><text:span text:style-name="T3">Markus, Reinhard, Sascha, Andi, Basti</text:span></text:p>
        <text:p text:style-name="P7">Erfahrungspunkte: +3</text:p>
        <text:p text:style-name="P9">Markus<text:tab/><text:tab/>29 (6 Quirks)</text:p>
        <text:p text:style-name="P9">Reinhard<text:tab/>30</text:p>
        <text:p text:style-name="P9">Sascha<text:tab/><text:tab/>30</text:p>
        <text:p text:style-name="P9">Andy<text:tab/><text:tab/>33</text:p>
        <text:p text:style-name="P9">Basti<text:tab/><text:tab/>2</text:p>
        <text:p text:style-name="P9">Jo<text:tab/><text:tab/>14</text:p>
        <text:p text:style-name="P9">Oli<text:tab/><text:tab/>5</text:p>
        <text:p text:style-name="P17">Alex<text:tab/><text:tab/>2</text:p>
        <text:h text:style-name="Heading_20_1" text:outline-level="1">3.10.2006 [S12] </text:h>
        <text:p text:style-name="P8"><text:span text:style-name="T4">Teilnehmer : </text:span><text:span text:style-name="T3">Andi, Reinhard, Alex, </text:span><text:span text:style-name="T3">Oli, Sascha, Markus</text:span></text:p>
        <text:p text:style-name="P7">Erfahrungspunkte: +2</text:p>
        <text:p text:style-name="P9">Markus<text:tab/><text:tab/>31 (6 Quirks)</text:p>
        <text:p text:style-name="P9">Reinhard<text:tab/>32</text:p>
        <text:p text:style-name="P9">Sascha<text:tab/><text:tab/>32</text:p>
        <text:p text:style-name="P9">Andy<text:tab/><text:tab/>35</text:p>
        <text:p text:style-name="P9">Basti<text:tab/><text:tab/>2</text:p>
        <text:p text:style-name="P9">Jo<text:tab/><text:tab/>14</text:p>
        <text:p text:style-name="P9">Oli<text:tab/><text:tab/>7</text:p>
        <text:p text:style-name="P17">Alex<text:tab/><text:tab/>4</text:p>
        <text:h text:style-name="Heading_20_1" text:outline-level="1">29.10.2006 [S13] </text:h>
        <text:p text:style-name="P8"><text:span text:style-name="T4">Teilnehmer : </text:span><text:span text:style-name="T3">Andi, Reinhard, Alex, Sebastian, Sascha, Markus</text:span></text:p>
        <text:p text:style-name="P7">Erfahrungspunkte: +3</text:p>
        <text:p text:style-name="P9">Markus<text:tab/><text:tab/>34 (6 Quirks)</text:p>
        <text:p text:style-name="P9">Reinhard<text:tab/>35</text:p>
        <text:p text:style-name="P9">Sascha<text:tab/><text:tab/>35</text:p>
        <text:p text:style-name="P9">Andy<text:tab/><text:tab/>38</text:p>
        <text:p text:style-name="P9">Basti<text:tab/><text:tab/>5</text:p>
        <text:p text:style-name="P9">Jo<text:tab/><text:tab/>14</text:p>
        <text:p text:style-name="P9">Oli<text:tab/><text:tab/>7</text:p>
        <text:p text:style-name="P17">Alex<text:tab/><text:tab/>7</text:p>
        <text:h text:style-name="Heading_20_1" text:outline-level="1">26.11.2006 [S14] </text:h>
        <text:p text:style-name="P8"><text:span text:style-name="T4">Teilnehmer : </text:span><text:span text:style-name="T3">Andi, Reinhard, Alex, Sebastian, Sascha, Markus</text:span></text:p>
        <text:p text:style-name="P7">Erfahrungspunkte: +2</text:p>
        <text:p text:style-name="P9">Markus<text:tab/><text:tab/>36 (6 Quirks)</text:p>
        <text:p text:style-name="P9">Reinhard<text:tab/>37</text:p>
        <text:p text:style-name="P9">Sascha<text:tab/><text:tab/>37</text:p>
        <text:p text:style-name="P9">Andy<text:tab/><text:tab/>40</text:p>
        <text:p text:style-name="P9">Basti<text:tab/><text:tab/>7</text:p>
        <text:p text:style-name="P9">Jo<text:tab/><text:tab/>14</text:p>
        <text:p text:style-name="P9">Oli<text:tab/><text:tab/>7</text:p>
        <text:p text:style-name="P17">Alex<text:tab/><text:tab/>9</text:p>
        <text:p text:style-name="P17"/>
        <text:p text:style-name="P17">Bonixp</text:p>
        <text:p text:style-name="P14">Markus<text:tab/><text:tab/>14<text:tab/>7</text:p>
        <text:p text:style-name="P10">Reinhard<text:tab/>14<text:tab/>7</text:p>
        <text:p text:style-name="P10">Sascha<text:tab/><text:tab/>14<text:tab/>7+3</text:p>
        <text:p text:style-name="P10">Andy<text:tab/><text:tab/>13<text:tab/>7+2</text:p>
        <text:p text:style-name="P10">Jo<text:tab/><text:tab/>6<text:tab/>3</text:p>
        <text:p text:style-name="P10">Oli<text:tab/><text:tab/>3<text:tab/>2</text:p>
        <text:p text:style-name="P10">Alex<text:tab/><text:tab/>4<text:tab/>2</text:p>
        <text:p text:style-name="P10">Basti<text:tab/><text:tab/>3<text:tab/>2</text:p>
        <text:p text:style-name="P7"/>
        <text:p text:style-name="P7">XP Stand zum Abschluss Part 1</text:p>
        <text:p text:style-name="P9">Markus<text:tab/><text:tab/>43 (6 Quirks)</text:p>
        <text:p text:style-name="P9">Reinhard<text:tab/>44</text:p>
        <text:p text:style-name="P9">Sascha<text:tab/><text:tab/>47</text:p>
        <text:p text:style-name="P9">Andy<text:tab/><text:tab/>49</text:p>
        <text:p text:style-name="P9">Basti<text:tab/><text:tab/>9</text:p>
        <text:p text:style-name="P9">Jo<text:tab/><text:tab/>17</text:p>
        <text:p text:style-name="P9">Oli<text:tab/><text:tab/>9</text:p>
        <text:p text:style-name="P17">Alex<text:tab/><text:tab/>11</text:p>
        <text:h text:style-name="Heading_20_1" text:outline-level="1">20.5.2007 [S15] </text:h>
        <text:p text:style-name="P7">Teilnehmer : Markus, Sascha, Oli, Basti, Rheini, Andy</text:p>
        <text:p text:style-name="P7">Erfahrungspunkte: +2</text:p>
        <text:p text:style-name="P9">Markus<text:tab/><text:tab/>45 (6 Quirks)</text:p>
        <text:p text:style-name="P9">Reinhard<text:tab/>46</text:p>
        <text:p text:style-name="P9">Sascha<text:tab/><text:tab/>49</text:p>
        <text:p text:style-name="P9">Andy<text:tab/><text:tab/>51</text:p>
        <text:p text:style-name="P9">Basti<text:tab/><text:tab/>11</text:p>
        <text:p text:style-name="P9">Jo<text:tab/><text:tab/>17</text:p>
        <text:p text:style-name="P9">Oli<text:tab/><text:tab/>11</text:p>
        <text:p text:style-name="P17">Alex<text:tab/><text:tab/>11</text:p>
        <text:h text:style-name="Heading_20_1" text:outline-level="1">8.7.2007 [S16] </text:h>
        <text:p text:style-name="P7">Teilnehmer : Markus, Sascha, Basti, Rheini, Oli, Andy</text:p>
        <text:p text:style-name="P7">Erfahrungspunkte: +2</text:p>
        <text:p text:style-name="P9">Markus<text:tab/><text:tab/>47 (6 Quirks)</text:p>
        <text:p text:style-name="P9">Reinhard<text:tab/>48</text:p>
        <text:p text:style-name="P9">Sascha<text:tab/><text:tab/>51</text:p>
        <text:p text:style-name="P9">Andy<text:tab/><text:tab/>53</text:p>
        <text:p text:style-name="P9">Basti<text:tab/><text:tab/>13</text:p>
        <text:p text:style-name="P9">Jo<text:tab/><text:tab/>17</text:p>
        <text:p text:style-name="P9">Oli<text:tab/><text:tab/>13</text:p>
        <text:p text:style-name="P17">Alex<text:tab/><text:tab/>11</text:p>
        <text:h text:style-name="Heading_20_1" text:outline-level="1">26.7.2007 [S17] </text:h>
        <text:p text:style-name="P8"><text:span text:style-name="T4">Teilnehmer : </text:span><text:span text:style-name="T3">Andi, Reinhard, Sascha, Sebastian</text:span></text:p>
        <text:p text:style-name="P7">Erfahrungspunkte: +4</text:p>
        <text:p text:style-name="P9">Markus<text:tab/><text:tab/>47 (6 Quirks)</text:p>
        <text:p text:style-name="P9">Reinhard<text:tab/>52</text:p>
        <text:p text:style-name="P9">Sascha<text:tab/><text:tab/>55</text:p>
        <text:p text:style-name="P9">Andy<text:tab/><text:tab/>57</text:p>
        <text:p text:style-name="P9">Basti<text:tab/><text:tab/>17</text:p>
        <text:p text:style-name="P9">Jo<text:tab/><text:tab/>17</text:p>
        <text:p text:style-name="P9">Oli<text:tab/><text:tab/>13</text:p>
        <text:p text:style-name="P17">Alex<text:tab/><text:tab/>11</text:p>
        <text:h text:style-name="Heading_20_1" text:outline-level="1">30.9 2007 [S18]</text:h>
        <text:h text:style-name="P25" text:outline-level="3">Teilnehmer : Andi, Reinhard, Markus, Sascha</text:h>
        <text:p text:style-name="P19">Erfahrungspunkte: +4</text:p>
        <text:p text:style-name="P9">Markus<text:tab/><text:tab/>51 (6 Quirks)</text:p>
        <text:p text:style-name="P9">Reinhard<text:tab/>56</text:p>
        <text:p text:style-name="P9">Sascha<text:tab/><text:tab/>59</text:p>
        <text:p text:style-name="P9">Andy<text:tab/><text:tab/>61</text:p>
        <text:p text:style-name="P9">Basti<text:tab/><text:tab/>17</text:p>
        <text:p text:style-name="P9">Jo<text:tab/><text:tab/>17</text:p>
        <text:p text:style-name="P9">Oli<text:tab/><text:tab/>13</text:p>
        <text:p text:style-name="P17">Alex<text:tab/><text:tab/>11</text:p>
        <text:h text:style-name="Heading_20_1" text:outline-level="1">31.8.2008 [S19] </text:h>
        <text:p text:style-name="P7">Teilnehmer : Andi, Reinhard, Markus, Basti, Oli, Sascha</text:p>
        <text:p text:style-name="P7">Erfahrungspunkte: +3</text:p>
        <text:p text:style-name="P9">Markus<text:tab/><text:tab/>54 (6 Quirks)</text:p>
        <text:p text:style-name="P9">Reinhard<text:tab/>59</text:p>
        <text:p text:style-name="P9">Sascha<text:tab/><text:tab/>62</text:p>
        <text:p text:style-name="P9">Andy<text:tab/><text:tab/>64</text:p>
        <text:p text:style-name="P9">Basti<text:tab/><text:tab/>20</text:p>
        <text:p text:style-name="P9">Jo<text:tab/><text:tab/>17</text:p>
        <text:p text:style-name="P9">Oli<text:tab/><text:tab/>16</text:p>
        <text:p text:style-name="P17">Alex<text:tab/><text:tab/>11</text:p>
        <text:h text:style-name="Heading_20_1" text:outline-level="1">5.9.2008 [S20] </text:h>
        <text:p text:style-name="P7">Teilnehmer : Andi, Reinhard, Sascha</text:p>
        <text:p text:style-name="P7">Erfahrungspunkte: +3</text:p>
        <text:p text:style-name="P9">Markus<text:tab/><text:tab/>54 (6 Quirks)</text:p>
        <text:p text:style-name="P9">Reinhard<text:tab/>62</text:p>
        <text:p text:style-name="P9">Sascha<text:tab/><text:tab/>65</text:p>
        <text:p text:style-name="P9">Andy<text:tab/><text:tab/>67</text:p>
        <text:p text:style-name="P9">Basti<text:tab/><text:tab/>20</text:p>
        <text:p text:style-name="P9">Jo<text:tab/><text:tab/>17</text:p>
        <text:p text:style-name="P9">Oli<text:tab/><text:tab/>16</text:p>
        <text:p text:style-name="P17">Alex<text:tab/><text:tab/>11</text:p>
        <text:h text:style-name="Heading_20_1" text:outline-level="1">16.11.2008 [S21] </text:h>
        <text:p text:style-name="P7">Teilnehmer : Sascha, Reinhard, Andy, Jo</text:p>
        <text:p text:style-name="P7">Erfahrungspunkte: +3</text:p>
        <text:p text:style-name="P9">Markus<text:tab/><text:tab/>54 (6 Quirks)</text:p>
        <text:p text:style-name="P9">Reinhard<text:tab/>65</text:p>
        <text:p text:style-name="P9">Sascha<text:tab/><text:tab/>68</text:p>
        <text:p text:style-name="P9">Andy<text:tab/><text:tab/>70</text:p>
        <text:p text:style-name="P9">Basti<text:tab/><text:tab/>20</text:p>
        <text:p text:style-name="P9">Jo<text:tab/><text:tab/>19 (6 Quirks)</text:p>
        <text:p text:style-name="P9">Oli<text:tab/><text:tab/>16</text:p>
        <text:p text:style-name="P17">Alex<text:tab/><text:tab/>11</text:p>
        <text:p text:style-name="P17"/>
        <text:p text:style-name="P17"/>
        <text:p text:style-name="P17"/>
        <text:p text:style-name="P17"/>
        <text:h text:style-name="Heading_20_1" text:outline-level="1">21.12.2008 [S22] </text:h>
        <text:p text:style-name="P7">Teilnehmer : Markus, Jo, Reinhard, Andi</text:p>
        <text:p text:style-name="P7">Erfahrungspunkte: +4</text:p>
        <text:p text:style-name="P9">Markus<text:tab/><text:tab/>58 (6 Quirks)</text:p>
        <text:p text:style-name="P9">Reinhard<text:tab/>69</text:p>
        <text:p text:style-name="P9">Sascha<text:tab/><text:tab/>68</text:p>
        <text:p text:style-name="P9">Andy<text:tab/><text:tab/>74</text:p>
        <text:p text:style-name="P9">Basti<text:tab/><text:tab/>20</text:p>
        <text:p text:style-name="P9">Jo<text:tab/><text:tab/>22 (7 Quirks)</text:p>
        <text:p text:style-name="P9">Oli<text:tab/><text:tab/>16</text:p>
        <text:p text:style-name="P17">Alex<text:tab/><text:tab/>11</text:p>
        <text:p text:style-name="P19">+5 wegen Wiki/Forum zur Session 8 für Andy bereits eingerechnet</text:p>
        <text:p text:style-name="P17">Bonixp Anzahl Sessions (max 8) / 2; Boni für Chronik</text:p>
        <text:p text:style-name="P12">Markus<text:tab/>5 <text:tab/>3<text:tab/>1<text:tab/>= 4</text:p>
        <text:p text:style-name="P12">Reinhard<text:tab/>8<text:tab/>4<text:tab/><text:tab/>= 4</text:p>
        <text:p text:style-name="P12">Sascha<text:tab/>7<text:tab/>4<text:tab/>6<text:tab/>= 10</text:p>
        <text:p text:style-name="P12">Andy<text:tab/>8<text:tab/>4<text:tab/>1<text:tab/>= 5</text:p>
        <text:p text:style-name="P12">Basti<text:tab/>4<text:tab/>2<text:tab/><text:tab/>= 2</text:p>
        <text:p text:style-name="P12">Jo<text:tab/>2<text:tab/>1<text:tab/><text:tab/>= 1</text:p>
        <text:p text:style-name="P12">Oli<text:tab/>3<text:tab/>2<text:tab/><text:tab/>= 2</text:p>
        <text:p text:style-name="P11"/>
        <text:p text:style-name="P17">Endstand XP nach Session 22</text:p>
        <text:p text:style-name="P9">Markus<text:tab/><text:tab/>62 (6 Quirks)</text:p>
        <text:p text:style-name="P9">Reinhard<text:tab/>73</text:p>
        <text:p text:style-name="P9">Sascha<text:tab/><text:tab/>78</text:p>
        <text:p text:style-name="P9">Andy<text:tab/><text:tab/>79</text:p>
        <text:p text:style-name="P9">Basti<text:tab/><text:tab/>22</text:p>
        <text:p text:style-name="P9">Jo<text:tab/><text:tab/>23 (7 Quirks)</text:p>
        <text:p text:style-name="P9">Oli<text:tab/><text:tab/>18</text:p>
        <text:p text:style-name="P17">Alex<text:tab/><text:tab/>11</text:p>
        <text:h text:style-name="Heading_20_1" text:outline-level="1">15.02.2009 [S23]</text:h>
        <text:p text:style-name="Text_20_body">Teilnehmer : Markus, Reinhard, Sascha, Andi, Jo, Oli</text:p>
        <text:p text:style-name="Text_20_body">Erfahrungspunkte: +3</text:p>
        <text:p text:style-name="P15">Markus<text:tab/><text:tab/>65 (6 Quirks)</text:p>
        <text:p text:style-name="P15">Reinhard<text:tab/>76</text:p>
        <text:p text:style-name="P15">Sascha<text:tab/><text:tab/>81</text:p>
        <text:p text:style-name="P15">Andy<text:tab/><text:tab/>82</text:p>
        <text:p text:style-name="P15">Basti<text:tab/><text:tab/>22</text:p>
        <text:p text:style-name="P15">Jo<text:tab/><text:tab/>26 (7 Quirks)</text:p>
        <text:p text:style-name="P15">Oli<text:tab/><text:tab/>21</text:p>
        <text:p text:style-name="Text_20_body">Alex<text:tab/><text:tab/>11</text:p>
        <text:p text:style-name="Text_20_body"/>
        <text:p text:style-name="Text_20_body"/>
        <text:p text:style-name="Text_20_body"/>
        <text:h text:style-name="Heading_20_1" text:outline-level="1">15.03.2009 [S24]</text:h>
        <text:p text:style-name="Text_20_body">Teilnehmer : Andi, Jo, Oli, Reini, Sascha</text:p>
        <text:p text:style-name="Text_20_body">Erfahrungspunkte: +3</text:p>
        <text:p text:style-name="Text_20_body">Alle +2</text:p>
        <text:p text:style-name="P15">Markus<text:tab/><text:tab/>67 (6 Quirks)</text:p>
        <text:p text:style-name="P15">Reinhard<text:tab/>81</text:p>
        <text:p text:style-name="P15">Sascha<text:tab/><text:tab/>86</text:p>
        <text:p text:style-name="P15">Andy<text:tab/><text:tab/>87</text:p>
        <text:p text:style-name="P15">Basti<text:tab/><text:tab/>24</text:p>
        <text:p text:style-name="P15">Jo<text:tab/><text:tab/>31 (7 Quirks)</text:p>
        <text:p text:style-name="P15">Oli<text:tab/><text:tab/>26</text:p>
        <text:p text:style-name="Text_20_body">Alex<text:tab/><text:tab/>13</text:p>
        <text:h text:style-name="Heading_20_1" text:outline-level="1">21.06.2009 [S25]</text:h>
        <text:p text:style-name="Text_20_body">Teilnehmer : Markus, Sebastian, Reinhard, Jo, Andy, Oli, Sascha</text:p>
        <text:p text:style-name="Text_20_body">Erfahrungspunkte: +3</text:p>
        <text:p text:style-name="P15">Markus<text:tab/><text:tab/>70 (6 Quirks)</text:p>
        <text:p text:style-name="P15">Reinhard<text:tab/>84</text:p>
        <text:p text:style-name="P15">Sascha<text:tab/><text:tab/>89</text:p>
        <text:p text:style-name="P15">Andy<text:tab/><text:tab/>90</text:p>
        <text:p text:style-name="P15">Basti<text:tab/><text:tab/>27</text:p>
        <text:p text:style-name="P15">Jo<text:tab/><text:tab/>34 (7 Quirks)</text:p>
        <text:p text:style-name="P15">Oli<text:tab/><text:tab/>29</text:p>
        <text:p text:style-name="Text_20_body">Alex<text:tab/><text:tab/>13</text:p>
        <text:h text:style-name="Heading_20_1" text:outline-level="1">16.08.2009 [S26]</text:h>
        <text:p text:style-name="Text_20_body">Teilnehmer : Markus, Sebastian, Reinhard, Jo, Andy, Oli, Sascha</text:p>
        <text:p text:style-name="Text_20_body">Erfahrungspunkte: +3</text:p>
        <text:p text:style-name="P15">Markus<text:tab/><text:tab/>73 (6 Quirks)</text:p>
        <text:p text:style-name="P15">Reinhard<text:tab/>87</text:p>
        <text:p text:style-name="P15">Sascha<text:tab/><text:tab/>92</text:p>
        <text:p text:style-name="P15">Andy<text:tab/><text:tab/>93</text:p>
        <text:p text:style-name="P15">Basti<text:tab/><text:tab/>30</text:p>
        <text:p text:style-name="P15">Jo<text:tab/><text:tab/>37 (7 Quirks)</text:p>
        <text:p text:style-name="P15">Oli<text:tab/><text:tab/>32</text:p>
        <text:p text:style-name="Text_20_body">Alex<text:tab/><text:tab/>13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h text:style-name="Heading_20_1" text:outline-level="1">20.09.2009 [S27]</text:h>
        <text:p text:style-name="Text_20_body">Teilnehmer : Markus, Sebastian, Reinhard, Andy, Sascha</text:p>
        <text:p text:style-name="Text_20_body">Erfahrungspunkte: +3</text:p>
        <text:p text:style-name="P15">Markus<text:tab/><text:tab/>76 (6 Quirks)</text:p>
        <text:p text:style-name="P15">Reinhard<text:tab/>90</text:p>
        <text:p text:style-name="P15">Sascha<text:tab/><text:tab/>95</text:p>
        <text:p text:style-name="P15">Andy<text:tab/><text:tab/>96</text:p>
        <text:p text:style-name="P15">Basti<text:tab/><text:tab/>33</text:p>
        <text:p text:style-name="P15">Jo<text:tab/><text:tab/>37 (7 Quirks)</text:p>
        <text:p text:style-name="P15">Oli<text:tab/><text:tab/>32</text:p>
        <text:p text:style-name="Text_20_body">Alex<text:tab/><text:tab/>13</text:p>
        <text:h text:style-name="Heading_20_1" text:outline-level="1">04.10.2009 [S28]</text:h>
        <text:p text:style-name="Text_20_body">Teilnehmer : Markus, Reinhard, Andy, Sascha</text:p>
        <text:p text:style-name="Text_20_body">Erfahrungspunkte: +3</text:p>
        <text:p text:style-name="P15">Markus<text:tab/><text:tab/>79 (6 Quirks)</text:p>
        <text:p text:style-name="P15">Reinhard<text:tab/>93</text:p>
        <text:p text:style-name="P15">Sascha<text:tab/><text:tab/>98</text:p>
        <text:p text:style-name="P15">Andy<text:tab/><text:tab/>99</text:p>
        <text:p text:style-name="P15">Basti<text:tab/><text:tab/>33</text:p>
        <text:p text:style-name="P15">Jo<text:tab/><text:tab/>37 (7 Quirks)</text:p>
        <text:p text:style-name="P15">Oli<text:tab/><text:tab/>32</text:p>
        <text:p text:style-name="Text_20_body">Alex<text:tab/><text:tab/>13</text:p>
        <text:h text:style-name="Heading_20_1" text:outline-level="1">29.11.2009 [S29]</text:h>
        <text:p text:style-name="Text_20_body">Teilnehmer : Reinhard, Andy, Jo, Sascha</text:p>
        <text:p text:style-name="Text_20_body">Erfahrungspunkte: +4</text:p>
        <text:p text:style-name="P15">Markus<text:tab/><text:tab/>79 (6 Quirks)</text:p>
        <text:p text:style-name="P15">Reinhard<text:tab/>97</text:p>
        <text:p text:style-name="P15">Sascha<text:tab/><text:tab/>102</text:p>
        <text:p text:style-name="P15">Andy<text:tab/><text:tab/>103</text:p>
        <text:p text:style-name="P15">Basti<text:tab/><text:tab/>33</text:p>
        <text:p text:style-name="P15">Jo<text:tab/><text:tab/>41 (7 Quirks)</text:p>
        <text:p text:style-name="P15">Oli<text:tab/><text:tab/>32</text:p>
        <text:p text:style-name="Text_20_body">Alex<text:tab/><text:tab/>13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h text:style-name="Heading_20_1" text:outline-level="1">20.12.2009 [S30]</text:h>
        <text:p text:style-name="Text_20_body">Teilnehmer : Andy, Jo, Markus, Oli, Reinhard, Sascha</text:p>
        <text:p text:style-name="Text_20_body">Erfahrungspunkte: +5</text:p>
        <text:p text:style-name="P15">Markus<text:tab/><text:tab/>84 (6 Quirks)</text:p>
        <text:p text:style-name="P15">Reinhard<text:tab/>102</text:p>
        <text:p text:style-name="P15">Sascha<text:tab/><text:tab/>107</text:p>
        <text:p text:style-name="P15">Andy<text:tab/><text:tab/>108</text:p>
        <text:p text:style-name="P15">Basti<text:tab/><text:tab/>33</text:p>
        <text:p text:style-name="P15">Jo<text:tab/><text:tab/>46 (7 Quirks)</text:p>
        <text:p text:style-name="P15">Oli<text:tab/><text:tab/>37</text:p>
        <text:p text:style-name="Text_20_body">Alex<text:tab/><text:tab/>13</text:p>
        <text:h text:style-name="Heading_20_1" text:outline-level="1">31.12.2009 [S31]</text:h>
        <text:p text:style-name="Text_20_body">Teilnehmer : Andy, Jo, Markus, Oli, Reinhard, Sascha</text:p>
        <text:p text:style-name="Text_20_body">Erfahrungspunkte: +3</text:p>
        <text:p text:style-name="P15">Markus<text:tab/><text:tab/>87 (6 Quirks)</text:p>
        <text:p text:style-name="P15">Reinhard<text:tab/>105</text:p>
        <text:p text:style-name="P15">Sascha<text:tab/><text:tab/>110</text:p>
        <text:p text:style-name="P15">Andy<text:tab/><text:tab/>111</text:p>
        <text:p text:style-name="P15">Basti<text:tab/><text:tab/>33</text:p>
        <text:p text:style-name="P15">Jo<text:tab/><text:tab/>49 (7 Quirks)</text:p>
        <text:p text:style-name="P15">Oli<text:tab/><text:tab/>40</text:p>
        <text:p text:style-name="Text_20_body">Alex<text:tab/><text:tab/>13</text:p>
        <text:p text:style-name="Text_20_body"/>
        <text:p text:style-name="P17">Bonixp Anzahl Sessions (max 8) / 2; Boni für Chronik</text:p>
        <text:p text:style-name="P12">Markus<text:tab/>7<text:tab/>4<text:tab/><text:tab/>= 4</text:p>
        <text:p text:style-name="P12">Reinhard<text:tab/>9<text:tab/>5<text:tab/><text:tab/>= 5</text:p>
        <text:p text:style-name="P12">Sascha<text:tab/>9<text:tab/>5<text:tab/>5<text:tab/>= 10</text:p>
        <text:p text:style-name="P12">Andy<text:tab/>9<text:tab/>5<text:tab/><text:tab/>= 5</text:p>
        <text:p text:style-name="P12">Basti<text:tab/>3<text:tab/>2<text:tab/><text:tab/>= 2</text:p>
        <text:p text:style-name="P12">Jo<text:tab/>7<text:tab/>4<text:tab/><text:tab/>= 4</text:p>
        <text:p text:style-name="P12">Oli<text:tab/>6<text:tab/>3<text:tab/><text:tab/>= 3</text:p>
        <text:p text:style-name="P11"/>
        <text:p text:style-name="P17">Endstand XP nach Session 22</text:p>
        <text:p text:style-name="P9">Markus<text:tab/><text:tab/>91 (6 Quirks)</text:p>
        <text:p text:style-name="P9">Reinhard<text:tab/>110</text:p>
        <text:p text:style-name="P9">Sascha<text:tab/><text:tab/>120</text:p>
        <text:p text:style-name="P9">Andy<text:tab/><text:tab/>116</text:p>
        <text:p text:style-name="P9">Basti<text:tab/><text:tab/>35</text:p>
        <text:p text:style-name="P9">Jo<text:tab/><text:tab/>54 (7 Quirks)</text:p>
        <text:p text:style-name="P9">Oli<text:tab/><text:tab/>43</text:p>
        <text:p text:style-name="P17">Alex<text:tab/><text:tab/>13</text:p>
        <text:p text:style-name="P17"/>
        <text:h text:style-name="Heading_20_1" text:outline-level="1">8.8.2010.[S32]</text:h>
        <text:p text:style-name="Text_20_body">Teilnehmer : Oli, Jo, Sascha, Reinhard, Andi, Markus</text:p>
        <text:p text:style-name="Text_20_body">Erfahrungspunkte: +2</text:p>
        <text:p text:style-name="P13">Markus<text:tab/><text:tab/>93 (6 Quirks)</text:p>
        <text:p text:style-name="P13">Reinhard<text:tab/>112</text:p>
        <text:p text:style-name="P13">Sascha<text:tab/><text:tab/>122</text:p>
        <text:p text:style-name="P13">Andy<text:tab/><text:tab/>118</text:p>
        <text:p text:style-name="P13">Basti<text:tab/><text:tab/>35</text:p>
        <text:p text:style-name="P13">Jo<text:tab/><text:tab/>56 (7 Quirks)</text:p>
        <text:p text:style-name="P13">Oli<text:tab/><text:tab/>45</text:p>
        <text:p text:style-name="P18">Alex<text:tab/><text:tab/>13</text:p>
        <text:h text:style-name="Heading_20_1" text:outline-level="1">22.8.2010[S33]</text:h>
        <text:p text:style-name="Text_20_body">Teilnehmer : Reinhard, Sascha, Markus, Andy</text:p>
        <text:p text:style-name="Text_20_body">Erfahrungspunkte: +2</text:p>
        <text:p text:style-name="P13">Markus<text:tab/><text:tab/>95 (6 Quirks)</text:p>
        <text:p text:style-name="P13">Reinhard<text:tab/>114</text:p>
        <text:p text:style-name="P13">Sascha<text:tab/><text:tab/>124</text:p>
        <text:p text:style-name="P13">Andy<text:tab/><text:tab/>120</text:p>
        <text:p text:style-name="P13">Basti<text:tab/><text:tab/>35</text:p>
        <text:p text:style-name="P13">Jo<text:tab/><text:tab/>56 (7 Quirks)</text:p>
        <text:p text:style-name="P13">Oli<text:tab/><text:tab/>45</text:p>
        <text:p text:style-name="Text_20_body"><text:span text:style-name="T5">Alex<text:tab/><text:tab/>13</text:span><text:tab/><text:tab/></text:p>
        <text:h text:style-name="Heading_20_1" text:outline-level="1">3.10.2010.[S34]</text:h>
        <text:p text:style-name="Text_20_body">Teilnehmer : Jo, Sascha, Markus, Reinhard, Andy</text:p>
        <text:p text:style-name="Text_20_body">Erfahrungspunkte: +2</text:p>
        <text:p text:style-name="P13">Markus<text:tab/><text:tab/>97 (6 Quirks)</text:p>
        <text:p text:style-name="P13">Reinhard<text:tab/>116</text:p>
        <text:p text:style-name="P13">Sascha<text:tab/><text:tab/>126</text:p>
        <text:p text:style-name="P13">Andy<text:tab/><text:tab/>122</text:p>
        <text:p text:style-name="P13">Basti<text:tab/><text:tab/>35</text:p>
        <text:p text:style-name="P13">Jo<text:tab/><text:tab/>58 (7 Quirks)</text:p>
        <text:p text:style-name="P13">Oli<text:tab/><text:tab/>45</text:p>
        <text:p text:style-name="P20">Alex<text:tab/><text:tab/>13</text:p>
        <text:h text:style-name="Heading_20_1" text:outline-level="1">14.11.2010.[S35]</text:h>
        <text:p text:style-name="Text_20_body">Teilnehmer : Andi, Markus, Oli, Reini, Sascha</text:p>
        <text:p text:style-name="Text_20_body">Erfahrungspunkte: +2</text:p>
        <text:p text:style-name="P13">Markus<text:tab/><text:tab/>99 (6 Quirks)</text:p>
        <text:p text:style-name="P13">Reinhard<text:tab/>118</text:p>
        <text:p text:style-name="P13">Sascha<text:tab/><text:tab/>128</text:p>
        <text:p text:style-name="P13">Andy<text:tab/><text:tab/>124</text:p>
        <text:p text:style-name="P13">Basti<text:tab/><text:tab/>35</text:p>
        <text:p text:style-name="P13">Jo<text:tab/><text:tab/>58 (7 Quirks)</text:p>
        <text:p text:style-name="P13">Oli<text:tab/><text:tab/>47</text:p>
        <text:p text:style-name="P18">Alex<text:tab/><text:tab/>13</text:p>
        <text:h text:style-name="Heading_20_1" text:outline-level="1">27.2.2011.[S36]</text:h>
        <text:p text:style-name="Text_20_body">Teilnehmer : Andi, Jo, Markus, Reini, Sascha</text:p>
        <text:p text:style-name="Text_20_body">Erfahrungspunkte: +2</text:p>
        <text:p text:style-name="P13">Markus<text:tab/><text:tab/>101 (6 Quirks)</text:p>
        <text:p text:style-name="P13">Reinhard<text:tab/>120</text:p>
        <text:p text:style-name="P13">Sascha<text:tab/><text:tab/>130</text:p>
        <text:p text:style-name="P13">Andy<text:tab/><text:tab/>126</text:p>
        <text:p text:style-name="P13">Basti<text:tab/><text:tab/>35</text:p>
        <text:p text:style-name="P13">Jo<text:tab/><text:tab/>60 (7 Quirks)</text:p>
        <text:p text:style-name="P13">Oli<text:tab/><text:tab/>47</text:p>
        <text:p text:style-name="P18">Alex<text:tab/><text:tab/>13</text:p>
        <text:p text:style-name="P18"/>
        <text:h text:style-name="Heading_20_1" text:outline-level="1">13.3.2011.[S37]</text:h>
        <text:p text:style-name="Text_20_body">Teilnehmer : Andi, Jo, Markus, Oli, <text:s/>Reini, Sascha</text:p>
        <text:p text:style-name="Text_20_body">Erfahrungspunkte: +2</text:p>
        <text:p text:style-name="P13">Markus<text:tab/><text:tab/>103 (6 Quirks)</text:p>
        <text:p text:style-name="P13">Reinhard<text:tab/>122</text:p>
        <text:p text:style-name="P13">Sascha<text:tab/><text:tab/>132</text:p>
        <text:p text:style-name="P13">Andy<text:tab/><text:tab/>128</text:p>
        <text:p text:style-name="P13">Basti<text:tab/><text:tab/>35</text:p>
        <text:p text:style-name="P13">Jo<text:tab/><text:tab/>62 (7 Quirks)</text:p>
        <text:p text:style-name="P13">Oli<text:tab/><text:tab/>49</text:p>
        <text:p text:style-name="P18">Alex<text:tab/><text:tab/>13</text:p>
        <text:h text:style-name="Heading_20_1" text:outline-level="1">15.5.2011.[S37]</text:h>
        <text:p text:style-name="Text_20_body">Teilnehmer : </text:p>
        <text:p text:style-name="Text_20_body">Erfahrungspunkte: </text:p>
        <text:p text:style-name="P13">Markus<text:tab/><text:tab/>103 (6 Quirks)</text:p>
        <text:p text:style-name="P13">Reinhard<text:tab/>122</text:p>
        <text:p text:style-name="P13">Sascha<text:tab/><text:tab/>132</text:p>
        <text:p text:style-name="P13">Andy<text:tab/><text:tab/>128</text:p>
        <text:p text:style-name="P13">Basti<text:tab/><text:tab/>35</text:p>
        <text:p text:style-name="P13">Jo<text:tab/><text:tab/>62 (7 Quirks)</text:p>
        <text:p text:style-name="P13">Oli<text:tab/><text:tab/>49</text:p>
        <text:p text:style-name="P18">Alex</text:p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Verdana" svg:font-family="Verdana"/>
    <style:font-face style:name="Lucida Sans Unicode" svg:font-family="'Lucida Sans Unicode'" style:font-pitch="variable"/>
    <style:font-face style:name="Tahoma" svg:font-family="Tahoma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fo:hyphenation-ladder-count="2" style:page-number="auto"/>
      <style:text-properties fo:font-size="9pt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4cm" fo:keep-together="always" fo:padding="0cm" fo:border-left="none" fo:border-right="none" fo:border-top="none" fo:border-bottom="0.035cm solid #000080" style:shadow="none"/>
      <style:text-properties fo:color="#000080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/>
      <style:text-properties fo:color="#000080"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-2.011cm" fo:margin-right="-1.984cm" fo:margin-top="0cm" fo:margin-bottom="0cm" fo:text-align="justify" style:justify-single-word="false" fo:text-indent="0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fo:color="#9999cc" fo:font-size="18pt" fo:font-weight="bold" style:font-size-asian="18pt" style:font-weight-asian="bold" style:font-size-complex="18pt" style:font-weight-complex="bold"/>
    </style:style>
    <style:style style:name="MP2" style:family="paragraph" style:parent-style-name="Header">
      <style:paragraph-properties fo:margin-left="-0.026cm" fo:margin-right="-1.984cm" fo:margin-top="0cm" fo:margin-bottom="0cm" fo:text-align="justify" style:justify-single-word="false" fo:text-indent="-1.958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fo:color="#9999cc" fo:font-size="32pt" fo:font-weight="bold" style:font-size-asian="32pt" style:font-weight-asian="bold" style:font-size-complex="32pt" style:font-weight-complex="bold"/>
    </style:style>
    <style:style style:name="MP3" style:family="paragraph" style:parent-style-name="Header">
      <style:paragraph-properties fo:margin-left="-0.026cm" fo:margin-right="-1.984cm" fo:margin-top="0cm" fo:margin-bottom="0cm" fo:text-align="justify" style:justify-single-word="false" fo:text-indent="-1.958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fo:color="#280099" fo:font-size="12pt" fo:font-weight="bold" fo:background-color="transparent" style:font-size-asian="12pt" style:font-weight-asian="bold" style:font-size-complex="12pt" style:font-weight-complex="bold" style:text-scale="105%"/>
    </style:style>
    <style:style style:name="MP4" style:family="paragraph" style:parent-style-name="Header">
      <style:paragraph-properties fo:margin-left="-0.026cm" fo:margin-right="-1.984cm" fo:margin-top="0cm" fo:margin-bottom="0cm" fo:text-align="justify" style:justify-single-word="false" fo:text-indent="-1.958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style:use-window-font-color="true" fo:font-size="12pt" fo:font-weight="bold" fo:background-color="transparent" style:font-size-asian="12pt" style:font-weight-asian="bold" style:font-size-complex="12pt" style:font-weight-complex="bold" style:text-scale="105%"/>
    </style:style>
    <style:style style:name="MP5" style:family="paragraph" style:parent-style-name="Footer">
      <style:paragraph-properties fo:text-align="center" style:justify-single-word="false" fo:background-color="transparent" fo:padding="0cm" fo:border-left="none" fo:border-right="none" fo:border-top="0.088cm solid #000080" fo:border-bottom="none" style:shadow="none">
        <style:background-image/>
      </style:paragraph-properties>
      <style:text-properties fo:font-weight="bold" style:font-weight-asian="bold" style:font-weight-complex="bold"/>
    </style:style>
    <style:style style:name="MT1" style:family="text">
      <style:text-properties fo:color="#280099"/>
    </style:style>
    <style:style style:name="MT2" style:family="text">
      <style:text-properties fo:color="#280099" fo:background-color="transparent"/>
    </style:style>
    <style:page-layout style:name="Mpm1">
      <style:page-layout-properties fo:page-width="21.001cm" fo:page-height="29.7cm" style:num-format="1" style:print-orientation="portrait" fo:margin-top="0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tab/><text:span text:style-name="MT1">RE</text:span><text:span text:style-name="MT2">VELATION</text:span></text:p>
        <text:p text:style-name="MP3"><text:tab/>The Rules Engine for Roleplaying</text:p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meta:creation-date>2006-02-04T21:40:52</meta:creation-date>
    <dc:date>2011-05-15T15:27:30.46</dc:date>
    <meta:print-date>2009-11-29T13:06:02.77</meta:print-date>
    <dc:language>de-DE</dc:language>
    <meta:editing-cycles>104</meta:editing-cycles>
    <meta:editing-duration>P1DT4H11M36S</meta:editing-duration>
    <meta:printed-by>Hansjoachim Heiges</meta:printed-by>
    <meta:document-statistic meta:table-count="0" meta:image-count="0" meta:object-count="0" meta:page-count="1" meta:paragraph-count="475" meta:word-count="1332" meta:character-count="7241"/>
    <meta:user-defined meta:name="Info 1"/>
    <meta:user-defined meta:name="Info 2"/>
    <meta:user-defined meta:name="Info 3"/>
    <meta:user-defined meta:name="Info 4"/>
  </office:meta>
</office:document-meta>
</file>